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82C695CB103F8573.png" manifest:media-type="image/png"/>
  <manifest:file-entry manifest:full-path="Pictures/100000000000033100000268B45C4702B6688B6E.png" manifest:media-type="image/png"/>
  <manifest:file-entry manifest:full-path="Pictures/100000000000050000000400A706E7F7AFC29A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Heading_20_2">
      <style:text-properties fo:color="#ce181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1a4df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a4df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15"/><text:span text:style-name="T4">Man</text:span><text:span text:style-name="T5">uel Ibáñez Sánchez</text:span></text:p>
      <text:p text:style-name="P1"/>
      <text:p text:style-name="Standard"/>
      <text:p text:style-name="Standard"/>
      <text:p text:style-name="Standard"/>
      <text:p text:style-name="Standard"/>
      <text:h text:style-name="P2" text:outline-level="2"><text:s text:c="6"/><text:span text:style-name="T2"><text:s/>TAREA DE CLASE: Máquina con arranque dual</text:span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cm" svg:y="0.205cm" svg:width="17cm" svg:height="13.6cm" draw:z-index="1"><draw:image xlink:href="Pictures/10000000000005000000040082C695CB103F8573.png" xlink:type="simple" xlink:show="embed" xlink:actuate="onLoad" loext:mime-type="image/png"/></draw:frame></text:p>
      <text:p text:style-name="Standard"/>
      <text:p text:style-name="Standard"/>
      <text:p text:style-name="Standard"><text:line-break/></text:p>
      <text:p text:style-name="Standard"/>
      <text:p text:style-name="Standard"><draw:frame draw:style-name="fr1" draw:name="Image1" text:anchor-type="paragraph" svg:x="0.028cm" svg:y="-1.145cm" svg:width="17cm" svg:height="13.6cm" draw:z-index="0"><draw:image xlink:href="Pictures/100000000000050000000400A706E7F7AFC29AD9.png" xlink:type="simple" xlink:show="embed" xlink:actuate="onLoad" loext:mime-type="image/png"/></draw:frame><draw:frame draw:style-name="fr1" draw:name="Image3" text:anchor-type="paragraph" svg:x="-0.166cm" svg:y="13.739cm" svg:width="17cm" svg:height="12.816cm" draw:z-index="2"><draw:image xlink:href="Pictures/100000000000033100000268B45C4702B6688B6E.png" xlink:type="simple" xlink:show="embed" xlink:actuate="onLoad" loext:mime-type="image/png"/></draw:frame><text:soft-page-break/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0:37:23.668659538</meta:creation-date>
    <dc:date>2018-10-22T12:10:09.644729713</dc:date>
    <meta:editing-duration>PT1M14S</meta:editing-duration>
    <meta:editing-cycles>1</meta:editing-cycles>
    <meta:generator>LibreOffice/6.0.3.2$Linux_X86_64 LibreOffice_project/00m0$Build-2</meta:generator>
    <meta:document-statistic meta:table-count="0" meta:image-count="3" meta:object-count="0" meta:page-count="3" meta:paragraph-count="3" meta:word-count="10" meta:character-count="185" meta:non-whitespace-character-count="54"/>
  </office:meta>
</office:document-meta>
</file>